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Mount Saint Mary’s residents</text:p>
      <text:p text:style-name="Normal">[Mount Saint Mary' Dundrum Dublin 14]</text:p>
      <text:p text:style-name="Normal">[D14P9P3]</text:p>
      <text:p text:style-name="Normal">[[nzimandepatriciasn@gmail.com</text:p>
      <text:p text:style-name="Normal">[0899614580]</text:p>
      <text:p text:style-name="Normal"/>
      <text:p text:style-name="Normal"/>
      <text:p text:style-name="Normal"/>
      <text:p text:style-name="Normal">Subject: Formal Concerns Raised at Residents' Meeting Held on Friday, December 13</text:p>
      <text:p text:style-name="Normal"/>
      <text:p text:style-name="Normal"/>
      <text:p text:style-name="Normal">I am writing on behalf of the residents of [Mount Saint Mary’s], following the meeting held on Friday, December 13, to formally address several pressing concerns that require urgent attention. These issues, affecting over 200 residents including singles, families with newborns, and minors, have a significant impact on our daily lives and well-being.</text:p>
      <text:p text:style-name="Normal"/>
      <text:p text:style-name="Normal">**1. Inadequate Shared Resources**</text:p>
      <text:p text:style-name="Normal">Residents are required to share essential items such as fridges, hairdryers, and ironing boards. With only one of each available for over 200 individuals, this arrangement is highly insufficient and unmanageable.</text:p>
      <text:p text:style-name="Normal"/>
      <text:p text:style-name="Normal">**2. Malfunctioning Appliances**</text:p>
      <text:p text:style-name="Normal">The shared fridges provided do not function as intended. They fail to keep food cold, leading to spoilage within two days. This issue is particularly critical as residents’ personal fridges have been confiscated, leaving them with no viable alternatives. We respectfully request that residents be allowed to retain personal fridges to ensure food safety.</text:p>
      <text:p text:style-name="Normal"/>
      <text:p text:style-name="Normal">**3. Children’s Access to School Meals**</text:p>
      <text:p text:style-name="Normal">Children have been going to school without breakfast or lunch packs due to the following:</text:p>
      <text:p text:style-name="Normal"/>
      <text:p text:style-name="Normal">- Lunch packs are locked in the office by the manager, Adrienne, who leaves with the keys, rendering them inaccessible.</text:p>
      <text:p text:style-name="Normal">- Parents are required to sign for lunch boxes, which often leads to delays or children being left without food.</text:p>
      <text:p text:style-name="Normal">- The office opens at 8:00 AM, after children have already left for school at 7:45 AM. This contradicts prior commitments that the office would manage timely distribution.</text:p>
      <text:p text:style-name="Normal"/>
      <text:p text:style-name="Normal">**4. Disrespectful Treatment of Residents**</text:p>
      <text:p text:style-name="Normal">Residents feel belittled and bullied by management. Complaints include being dismissed from the office when seeking assistance and being spoken to in an unpleasant and unprofessional manner. This treatment creates an environment of hostility and undermines the dignity of the residents.</text:p>
      <text:p text:style-name="Normal"/>
      <text:p text:style-name="Normal">**5. Unfulfilled Commitments**</text:p>
      <text:p text:style-name="Normal">In a previous meeting, management agreed to:</text:p>
      <text:p text:style-name="Normal"/>
      <text:p text:style-name="Normal">- Replace milk jugs with bottles for health and safety reasons.</text:p>
      <text:p text:style-name="Normal">- Allocate three bottles of milk and three loaves of bread per floor for breakfast, with updates shared via the WhatsApp group.</text:p>
      <text:p text:style-name="Normal"><text:s text:c="2"/>None of these commitments have been implemented. Instead, milk continues to be served in jugs, disregarding residents’ health and safety concerns.</text:p>
      <text:p text:style-name="Normal"/>
      <text:p text:style-name="Normal">**6. Lack of Respect for Privacy** As per the House Rule on page 19, it is stated that the manager or staff appointed by the manager will notify residents when they intend to inspect their rooms. However, this rule is not being followed. Managers have repeatedly disrespected residents’ privacy, entering rooms without proper notification. This disregard for the house rules has left residents feeling violated and disrespected. </text:p>
      <text:p text:style-name="Normal"/>
      <text:p text:style-name="Normal"/>
      <text:p text:style-name="Normal"/>
      <text:soft-page-break/>
      <text:p text:style-name="Normal">The above issues illustrate a pattern of neglect and a lack of accountability that exacerbates the challenges faced by residents. We urge management to:</text:p>
      <text:p text:style-name="Normal"/>
      <text:p text:style-name="Normal">- Provide adequate and functioning resources for all residents.</text:p>
      <text:p text:style-name="Normal">- Ensure children have consistent access to meals before school.</text:p>
      <text:p text:style-name="Normal">- Treat residents with respect and professionalism.</text:p>
      <text:p text:style-name="Normal">- Honor previously agreed-upon commitments regarding milk and bread distribution.</text:p>
      <text:p text:style-name="Normal">- Adhere strictly to the House Rules regarding room inspections and respect residents’ privacy.</text:p>
      <text:p text:style-name="Normal"/>
      <text:p text:style-name="Normal">If these issues are not addressed promptly, we will have no choice but to escalate the matter to the appropriate authorities or consider other actions to protect our well-being.</text:p>
      <text:p text:style-name="Normal"/>
      <text:p text:style-name="Normal">We request a written response outlining the steps management will take to resolve these issues. Kindly provide this response within [reasonable timeframe, e.g., 14 days] from the date of this letter.</text:p>
      <text:p text:style-name="Normal"/>
      <text:p text:style-name="Normal">We look forward to your prompt attention to these serious matters.</text:p>
      <text:p text:style-name="Normal"/>
      <text:p text:style-name="Normal">Sincerely,</text:p>
      <text:p text:style-name="Normal"/>
      <text:p text:style-name="Normal">[Mount saint<text:s/>Mary’s Residen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uhle Nzimande</meta:initial-creator>
    <dc:creator>Buhle Nzimande</dc:creator>
    <meta:creation-date>2024-12-20T14:50:00Z</meta:creation-date>
    <dc:date>2024-12-20T15:07:00Z</dc:date>
    <meta:template xlink:href="Normal.dotm" xlink:type="simple"/>
    <meta:editing-cycles>4</meta:editing-cycles>
    <meta:editing-duration>PT103020S</meta:editing-duration>
    <meta:document-statistic meta:page-count="3" meta:paragraph-count="7" meta:word-count="586" meta:character-count="3920" meta:row-count="27" meta:non-whitespace-character-count="3341"/>
  </office:meta>
</office:document-meta>
</file>